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1pt"/>
    </style:style>
    <style:style style:name="co2" style:family="table-column">
      <style:table-column-properties fo:break-before="auto" style:column-width="269.26pt"/>
    </style:style>
    <style:style style:name="co3" style:family="table-column">
      <style:table-column-properties fo:break-before="auto" style:column-width="160.5pt"/>
    </style:style>
    <style:style style:name="co4" style:family="table-column">
      <style:table-column-properties fo:break-before="auto" style:column-width="116.25pt"/>
    </style:style>
    <style:style style:name="co5" style:family="table-column">
      <style:table-column-properties fo:break-before="auto" style:column-width="113.24pt"/>
    </style:style>
    <style:style style:name="co6" style:family="table-column">
      <style:table-column-properties fo:break-before="auto" style:column-width="3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8.49pt"/>
    </style:style>
    <style:style style:name="co9" style:family="table-column">
      <style:table-column-properties fo:break-before="auto" style:column-width="253.5pt"/>
    </style:style>
    <style:style style:name="co10" style:family="table-column">
      <style:table-column-properties fo:break-before="auto" style:column-width="162pt"/>
    </style:style>
    <style:style style:name="co11" style:family="table-column">
      <style:table-column-properties fo:break-before="auto" style:column-width="144pt"/>
    </style:style>
    <style:style style:name="co12" style:family="table-column">
      <style:table-column-properties fo:break-before="auto" style:column-width="136.49pt"/>
    </style:style>
    <style:style style:name="co13" style:family="table-column">
      <style:table-column-properties fo:break-before="auto" style:column-width="133.51pt"/>
    </style:style>
    <style:style style:name="co14" style:family="table-column">
      <style:table-column-properties fo:break-before="auto" style:column-width="19.5pt"/>
    </style:style>
    <style:style style:name="co15" style:family="table-column">
      <style:table-column-properties fo:break-before="auto" style:column-width="213.76pt"/>
    </style:style>
    <style:style style:name="co16" style:family="table-column">
      <style:table-column-properties fo:break-before="auto" style:column-width="198pt"/>
    </style:style>
    <style:style style:name="co17" style:family="table-column">
      <style:table-column-properties fo:break-before="auto" style:column-width="163.5pt"/>
    </style:style>
    <style:style style:name="co18" style:family="table-column">
      <style:table-column-properties fo:break-before="auto" style:column-width="90pt"/>
    </style:style>
    <style:style style:name="co19" style:family="table-column">
      <style:table-column-properties fo:break-before="auto" style:column-width="270.74pt"/>
    </style:style>
    <style:style style:name="co20" style:family="table-column">
      <style:table-column-properties fo:break-before="auto" style:column-width="224.25pt"/>
    </style:style>
    <style:style style:name="co21" style:family="table-column">
      <style:table-column-properties fo:break-before="auto" style:column-width="231pt"/>
    </style:style>
    <style:style style:name="co22" style:family="table-column">
      <style:table-column-properties fo:break-before="auto" style:column-width="185.24pt"/>
    </style:style>
    <style:style style:name="co23" style:family="table-column">
      <style:table-column-properties fo:break-before="auto" style:column-width="134.25pt"/>
    </style:style>
    <style:style style:name="co24" style:family="table-column">
      <style:table-column-properties fo:break-before="auto" style:column-width="60.75pt"/>
    </style:style>
    <style:style style:name="co25" style:family="table-column">
      <style:table-column-properties fo:break-before="auto" style:column-width="24.75pt"/>
    </style:style>
    <style:style style:name="co26" style:family="table-column">
      <style:table-column-properties fo:break-before="auto" style:column-width="87.76pt"/>
    </style:style>
    <style:style style:name="co27" style:family="table-column">
      <style:table-column-properties fo:break-before="auto" style:column-width="147.74pt"/>
    </style:style>
    <style:style style:name="co28" style:family="table-column">
      <style:table-column-properties fo:break-before="auto" style:column-width="35.26pt"/>
    </style:style>
    <style:style style:name="co29" style:family="table-column">
      <style:table-column-properties fo:break-before="auto" style:column-width="21.74pt"/>
    </style:style>
    <style:style style:name="co30" style:family="table-column">
      <style:table-column-properties fo:break-before="auto" style:column-width="171.75pt"/>
    </style:style>
    <style:style style:name="co31" style:family="table-column">
      <style:table-column-properties fo:break-before="auto" style:column-width="24.01pt"/>
    </style:style>
    <style:style style:name="co32" style:family="table-column">
      <style:table-column-properties fo:break-before="auto" style:column-width="180.74pt"/>
    </style:style>
    <style:style style:name="co33" style:family="table-column">
      <style:table-column-properties fo:break-before="auto" style:column-width="204.75pt"/>
    </style:style>
    <style:style style:name="co34" style:family="table-column">
      <style:table-column-properties fo:break-before="auto" style:column-width="157.49pt"/>
    </style:style>
    <style:style style:name="co35" style:family="table-column">
      <style:table-column-properties fo:break-before="auto" style:column-width="87pt"/>
    </style:style>
    <style:style style:name="co36" style:family="table-column">
      <style:table-column-properties fo:break-before="auto" style:column-width="29.99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41pt" fo:break-before="auto" style:use-optimal-row-height="false"/>
    </style:style>
    <style:style style:name="ro4" style:family="table-row">
      <style:table-row-properties style:row-height="12.76pt" fo:break-before="auto" style:use-optimal-row-height="true"/>
    </style:style>
    <style:style style:name="ro5" style:family="table-row">
      <style:table-row-properties style:row-height="12.76pt" fo:break-before="auto" style:use-optimal-row-height="false"/>
    </style:style>
    <style:style style:name="ta1" style:family="table" style:master-page-name="PageStyle_5f_DVD_20_original">
      <style:table-properties table:display="true" style:writing-mode="lr-tb"/>
    </style:style>
    <style:style style:name="ta2" style:family="table" style:master-page-name="PageStyle_5f_DVD_20_Časopisy">
      <style:table-properties table:display="true" style:writing-mode="lr-tb"/>
    </style:style>
    <style:style style:name="ta3" style:family="table" style:master-page-name="PageStyle_5f_Dokumenty_20_-_20_originál">
      <style:table-properties table:display="true" style:writing-mode="lr-tb"/>
    </style:style>
    <style:style style:name="ta4" style:family="table" style:master-page-name="PageStyle_5f_Dokumenty_20_-_20_časopisy">
      <style:table-properties table:display="true" style:writing-mode="lr-tb"/>
    </style:style>
    <style:style style:name="ta5" style:family="table" style:master-page-name="PageStyle_5f_BluRay">
      <style:table-properties table:display="true" style:writing-mode="lr-tb"/>
    </style:style>
    <style:style style:name="ta6" style:family="table" style:master-page-name="PageStyle_5f_DVD_20_hudební">
      <style:table-properties table:display="true" style:writing-mode="lr-tb"/>
    </style:style>
    <style:style style:name="ta7" style:family="table" style:master-page-name="PageStyle_5f_DVD_20_kopie">
      <style:table-properties table:display="true" style:writing-mode="lr-tb"/>
    </style:style>
    <style:style style:name="ta8" style:family="table" style:master-page-name="PageStyle_5f_DVD_20_domácí">
      <style:table-properties table:display="true" style:writing-mode="lr-tb"/>
    </style:style>
    <style:style style:name="ta9" style:family="table" style:master-page-name="PageStyle_5f_Sheet7">
      <style:table-properties table:display="true" style:writing-mode="lr-tb"/>
    </style:style>
    <style:style style:name="ta10" style:family="table" style:master-page-name="PageStyle_5f_Sheet8">
      <style:table-properties table:display="true" style:writing-mode="lr-tb"/>
    </style:style>
    <style:style style:name="ta11" style:family="table" style:master-page-name="PageStyle_5f_Sheet9">
      <style:table-properties table:display="true" style:writing-mode="lr-tb"/>
    </style:style>
    <style:style style:name="ta12" style:family="table" style:master-page-name="PageStyle_5f_Sheet10">
      <style:table-properties table:display="true" style:writing-mode="lr-tb"/>
    </style:style>
    <style:style style:name="ta13" style:family="table" style:master-page-name="PageStyle_5f_Sheet11">
      <style:table-properties table:display="true" style:writing-mode="lr-tb"/>
    </style:style>
    <style:style style:name="ta14" style:family="table" style:master-page-name="PageStyle_5f_Sheet12">
      <style:table-properties table:display="true" style:writing-mode="lr-tb"/>
    </style:style>
    <style:style style:name="ta15" style:family="table" style:master-page-name="PageStyle_5f_Sheet13">
      <style:table-properties table:display="true" style:writing-mode="lr-tb"/>
    </style:style>
    <style:style style:name="ta16" style:family="table" style:master-page-name="PageStyle_5f_Sheet14">
      <style:table-properties table:display="true" style:writing-mode="lr-tb"/>
    </style:style>
    <style:style style:name="ta17" style:family="table" style:master-page-name="PageStyle_5f_Sheet15">
      <style:table-properties table:display="true" style:writing-mode="lr-tb"/>
    </style:style>
    <style:style style:name="ta18" style:family="table" style:master-page-name="PageStyle_5f_Sheet16">
      <style:table-properties table:display="true" style:writing-mode="lr-tb"/>
    </style:style>
    <style:style style:name="ce1" style:family="table-cell" style:parent-style-name="Default" style:data-style-name="N0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order-bottom="0.99pt solid #000000" fo:border-left="none" fo:border-right="none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DVD original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5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lm 1</text:p>
          </table:table-cell>
          <table:table-cell table:style-name="ce2" office:value-type="string" calcext:value-type="string">
            <text:p>Film 2</text:p>
          </table:table-cell>
          <table:table-cell table:style-name="ce2" office:value-type="string" calcext:value-type="string">
            <text:p>Film 3</text:p>
          </table:table-cell>
          <table:table-cell table:style-name="ce2" office:value-type="string" calcext:value-type="string">
            <text:p>Film 4</text:p>
          </table:table-cell>
          <table:table-cell table:number-columns-repeated="2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table:number-columns-repeated="2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Čokoláda</text:p>
          </table:table-cell>
          <table:table-cell table:number-columns-repeated="2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k utopit dr. Mráčka</text:p>
          </table:table-cell>
          <table:table-cell table:number-columns-repeated="25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almont</text:p>
          </table:table-cell>
          <table:table-cell table:number-columns-repeated="25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Věštec</text:p>
          </table:table-cell>
          <table:table-cell table:style-name="ce3" office:value-type="string" calcext:value-type="string">
            <text:p>Skleněná oblaka</text:p>
          </table:table-cell>
          <table:table-cell table:style-name="ce3" office:value-type="string" calcext:value-type="string">
            <text:p>Konec jasnovidce</text:p>
          </table:table-cell>
          <table:table-cell table:number-columns-repeated="25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Závod</text:p>
          </table:table-cell>
          <table:table-cell table:style-name="ce1" office:value-type="string" calcext:value-type="string">
            <text:p>Hladina adrenalinu</text:p>
          </table:table-cell>
          <table:table-cell table:style-name="ce1" office:value-type="string" calcext:value-type="string">
            <text:p>Adrenalin</text:p>
          </table:table-cell>
          <table:table-cell table:number-columns-repeated="25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Zelig (W. Allen)</text:p>
          </table:table-cell>
          <table:table-cell table:number-columns-repeated="254"/>
        </table:table-row>
        <table:table-row table:style-name="ro4" table:number-rows-repeated="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DVD Časopisy" table:style-name="ta2" table:print="false">
        <office:forms form:automatic-focus="false" form:apply-design-mode="false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50" table:default-cell-style-name="Default"/>
        <table:table-row table:style-name="ro1">
          <table:table-cell table:style-name="Default"/>
          <table:table-cell office:value-type="string" calcext:value-type="string">
            <text:p>Film 1</text:p>
          </table:table-cell>
          <table:table-cell table:style-name="ce1" office:value-type="string" calcext:value-type="string">
            <text:p>Film 2</text:p>
          </table:table-cell>
          <table:table-cell table:style-name="ce1" office:value-type="string" calcext:value-type="string">
            <text:p>Film 3</text:p>
          </table:table-cell>
          <table:table-cell table:style-name="ce1" office:value-type="string" calcext:value-type="string">
            <text:p>Film 4</text:p>
          </table:table-cell>
          <table:table-cell table:style-name="ce1" office:value-type="string" calcext:value-type="string">
            <text:p>Film 5</text:p>
          </table:table-cell>
          <table:table-cell table:number-columns-repeated="2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Ne)šťastně až na věky</text:p>
          </table:table-cell>
          <table:table-cell table:number-columns-repeated="2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ásníci – Jak básníci přicházejí o iluze</text:p>
          </table:table-cell>
          <table:table-cell table:number-columns-repeated="2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ster Keaton - Frigo elektrotechnikem</text:p>
          </table:table-cell>
          <table:table-cell table:style-name="ce1" office:value-type="string" calcext:value-type="string">
            <text:p>Frigo má smůlu</text:p>
          </table:table-cell>
          <table:table-cell table:style-name="ce1" office:value-type="string" calcext:value-type="string">
            <text:p>Frigo na farmě</text:p>
          </table:table-cell>
          <table:table-cell table:style-name="ce1" office:value-type="string" calcext:value-type="string">
            <text:p>Frigo kapitánem</text:p>
          </table:table-cell>
          <table:table-cell table:number-columns-repeated="25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ster Keaton – Frigo na divadle</text:p>
          </table:table-cell>
          <table:table-cell table:style-name="ce1" office:value-type="string" calcext:value-type="string">
            <text:p>Frigo ve člunu</text:p>
          </table:table-cell>
          <table:table-cell table:style-name="ce1" office:value-type="string" calcext:value-type="string">
            <text:p>Frigo mezi indiány</text:p>
          </table:table-cell>
          <table:table-cell table:style-name="ce1" office:value-type="string" calcext:value-type="string">
            <text:p>Frigo dědicem</text:p>
          </table:table-cell>
          <table:table-cell table:style-name="ce1" office:value-type="string" calcext:value-type="string">
            <text:p>Frigo u kováře</text:p>
          </table:table-cell>
          <table:table-cell table:number-columns-repeated="2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ster Keaton – Frigo staví dům</text:p>
          </table:table-cell>
          <table:table-cell table:style-name="ce1" office:value-type="string" calcext:value-type="string">
            <text:p>Frigo u kováře</text:p>
          </table:table-cell>
          <table:table-cell table:style-name="ce1" office:value-type="string" calcext:value-type="string">
            <text:p>Frigo v balónu</text:p>
          </table:table-cell>
          <table:table-cell table:style-name="ce1" office:value-type="string" calcext:value-type="string">
            <text:p>Frigo a strážnící</text:p>
          </table:table-cell>
          <table:table-cell table:number-columns-repeated="2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ísařův pekař</text:p>
          </table:table-cell>
          <table:table-cell table:style-name="ce1" office:value-type="string" calcext:value-type="string">
            <text:p>Pekařův císař</text:p>
          </table:table-cell>
          <table:table-cell table:number-columns-repeated="25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old Lloyd – On ve strašidelném domě</text:p>
          </table:table-cell>
          <table:table-cell table:style-name="ce1" office:value-type="string" calcext:value-type="string">
            <text:p>Neodbytný hoch</text:p>
          </table:table-cell>
          <table:table-cell table:style-name="ce1" office:value-type="string" calcext:value-type="string">
            <text:p>Pistolník Gussie</text:p>
          </table:table-cell>
          <table:table-cell table:style-name="ce1" office:value-type="string" calcext:value-type="string">
            <text:p>Půjdu si po svém</text:p>
          </table:table-cell>
          <table:table-cell table:number-columns-repeated="2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genda o lásce</text:p>
          </table:table-cell>
          <table:table-cell table:style-name="ce1" office:value-type="string" calcext:value-type="string">
            <text:p>Labakan</text:p>
          </table:table-cell>
          <table:table-cell table:number-columns-repeated="2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laris</text:p>
          </table:table-cell>
          <table:table-cell table:number-columns-repeated="2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 nás v Kocourkově</text:p>
          </table:table-cell>
          <table:table-cell table:number-columns-repeated="254"/>
        </table:table-row>
        <table:table-row table:style-name="ro1" table:number-rows-repeated="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kumenty - originál" table:style-name="ta3" table:print="false">
        <office:forms form:automatic-focus="false" form:apply-design-mode="false"/>
        <table:table-column table:style-name="co14" table:default-cell-style-name="ce3"/>
        <table:table-column table:style-name="co15" table:default-cell-style-name="ce1"/>
        <table:table-column table:style-name="co16" table:default-cell-style-name="Default"/>
        <table:table-column table:style-name="co17" table:default-cell-style-name="Default"/>
        <table:table-column table:style-name="co18" table:number-columns-repeated="252" table:default-cell-style-name="Default"/>
        <table:table-row table:style-name="ro4">
          <table:table-cell office:value-type="string" calcext:value-type="string">
            <text:p>Id</text:p>
          </table:table-cell>
          <table:table-cell table:style-name="ce3" office:value-type="string" calcext:value-type="string">
            <text:p>Film 1</text:p>
          </table:table-cell>
          <table:table-cell table:style-name="ce3" office:value-type="string" calcext:value-type="string">
            <text:p>Film 2</text:p>
          </table:table-cell>
          <table:table-cell table:style-name="ce3" office:value-type="string" calcext:value-type="string">
            <text:p>Film 3</text:p>
          </table:table-cell>
          <table:table-cell table:number-columns-repeated="25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D-Day To Berlin</text:p>
          </table:table-cell>
          <table:table-cell table:number-columns-repeated="25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Do vesmíru se Stephenem Hawkingem</text:p>
          </table:table-cell>
          <table:table-cell table:number-columns-repeated="25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Dokumentární filmy o 2. světové válce 1.</text:p>
          </table:table-cell>
          <table:table-cell table:number-columns-repeated="25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Dokumentární filmy o 2. světové válce 2.</text:p>
          </table:table-cell>
          <table:table-cell table:number-columns-repeated="254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Dokumentární filmy o 2. světové válce 3.</text:p>
          </table:table-cell>
          <table:table-cell table:number-columns-repeated="254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Druhá světová válka 1. - Začátek války</text:p>
          </table:table-cell>
          <table:table-cell table:number-columns-repeated="254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Druhá světová válka 2. - Vpád nacistů</text:p>
          </table:table-cell>
          <table:table-cell table:number-columns-repeated="25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Druhá světová válka 3. - Rozdělení a dobytí</text:p>
          </table:table-cell>
          <table:table-cell table:number-columns-repeated="254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Druhá světová válka 4. - Bitva o Británii</text:p>
          </table:table-cell>
          <table:table-cell table:number-columns-repeated="254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Druhá světová válka 5. - Bitva o Rusko</text:p>
          </table:table-cell>
          <table:table-cell table:number-columns-repeated="254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Druhá světová válka 6. - Začátek války v Americe</text:p>
          </table:table-cell>
          <table:table-cell table:number-columns-repeated="254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Druhá světová válka 7. - Zuřivost bojů v Tichomoří</text:p>
          </table:table-cell>
          <table:table-cell table:number-columns-repeated="254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Druhá světová válka 8. - Hirošima a Nagasaki</text:p>
          </table:table-cell>
          <table:table-cell table:number-columns-repeated="254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Egypt - Nové objevy, pradávné záhady 2.</text:p>
          </table:table-cell>
          <table:table-cell table:number-columns-repeated="254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Egypt - Nové objevy, pradávné záhady 3.</text:p>
          </table:table-cell>
          <table:table-cell table:number-columns-repeated="25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Egypt – nové objevy, pradávné záhady 1</text:p>
          </table:table-cell>
          <table:table-cell table:number-columns-repeated="254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Egypt: Po stopách věčnosti</text:p>
          </table:table-cell>
          <table:table-cell table:number-columns-repeated="254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Encyklopedie II. Světové války</text:p>
          </table:table-cell>
          <table:table-cell table:number-columns-repeated="254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Epizody války 1. - Bombardéry</text:p>
          </table:table-cell>
          <table:table-cell table:number-columns-repeated="254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Epizody války 10. - De Havilland Mosquito</text:p>
          </table:table-cell>
          <table:table-cell table:number-columns-repeated="254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Epizody války 2 – Legenda jménem Spitfire</text:p>
          </table:table-cell>
          <table:table-cell table:number-columns-repeated="254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Epizody války 3. - Stíhací esa</text:p>
          </table:table-cell>
          <table:table-cell table:number-columns-repeated="254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Epizody války 4. - Messerschmitt BF 109</text:p>
          </table:table-cell>
          <table:table-cell table:number-columns-repeated="254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Epizody války 5. - Velké námořní bitvy II. Světové války</text:p>
          </table:table-cell>
          <table:table-cell table:number-columns-repeated="254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Epizody války 6 – Hawker Hurricane legenda válečného nebe</text:p>
          </table:table-cell>
          <table:table-cell table:number-columns-repeated="254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Epizody války 7. - Den D</text:p>
          </table:table-cell>
          <table:table-cell table:number-columns-repeated="254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Epizody války 8. - Focke-Wulf FW 190</text:p>
          </table:table-cell>
          <table:table-cell table:number-columns-repeated="254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Epizody války 9. - Ostřelovači</text:p>
          </table:table-cell>
          <table:table-cell table:number-columns-repeated="254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Hitlerova kariéra</text:p>
          </table:table-cell>
          <table:table-cell table:number-columns-repeated="254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Hitlerova válka 1.</text:p>
          </table:table-cell>
          <table:table-cell table:number-columns-repeated="254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Hitlerova válka 2:</text:p>
          </table:table-cell>
          <table:table-cell table:number-columns-repeated="254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Hubbleův teleskop – poslední mise</text:p>
          </table:table-cell>
          <table:table-cell table:number-columns-repeated="254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Korejská válka v barvě</text:p>
          </table:table-cell>
          <table:table-cell table:number-columns-repeated="254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Mussoliniho kariéra</text:p>
          </table:table-cell>
          <table:table-cell table:number-columns-repeated="254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string" calcext:value-type="string">
            <text:p>National Geographic – Tajemství historie: Po stopách Hitlera</text:p>
          </table:table-cell>
          <table:table-cell table:number-columns-repeated="254"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Nefertiti - Záhada královniny mumie</text:p>
          </table:table-cell>
          <table:table-cell table:number-columns-repeated="254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Není klidných dnů – Jaderné bombardéry</text:p>
          </table:table-cell>
          <table:table-cell table:number-columns-repeated="254"/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Nové technologie války – Námořnictvo</text:p>
          </table:table-cell>
          <table:table-cell table:number-columns-repeated="254"/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Objective Burma</text:p>
          </table:table-cell>
          <table:table-cell table:number-columns-repeated="254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Od vylodění po Berlín</text:p>
          </table:table-cell>
          <table:table-cell table:number-columns-repeated="254"/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string" calcext:value-type="string">
            <text:p>Odtajněný Vatikán</text:p>
          </table:table-cell>
          <table:table-cell table:number-columns-repeated="254"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Perl Harbor I.</text:p>
          </table:table-cell>
          <table:table-cell table:number-columns-repeated="254"/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Perl Harbor II.</text:p>
          </table:table-cell>
          <table:table-cell table:number-columns-repeated="254"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string" calcext:value-type="string">
            <text:p>Perl Harbor III.</text:p>
          </table:table-cell>
          <table:table-cell table:number-columns-repeated="254"/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Pravda o dinosaurech 1. - Dinosaur Revolution</text:p>
          </table:table-cell>
          <table:table-cell table:number-columns-repeated="254"/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string" calcext:value-type="string">
            <text:p>Pravda o dinosaurech 2.</text:p>
          </table:table-cell>
          <table:table-cell table:number-columns-repeated="254"/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string" calcext:value-type="string">
            <text:p>Prolomení šifry mistra Leonarda</text:p>
          </table:table-cell>
          <table:table-cell table:number-columns-repeated="254"/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Ramesse III.</text:p>
          </table:table-cell>
          <table:table-cell table:number-columns-repeated="254"/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string" calcext:value-type="string">
            <text:p>Stalingrad 1.</text:p>
          </table:table-cell>
          <table:table-cell table:number-columns-repeated="254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string" calcext:value-type="string">
            <text:p>Stalingrad 2:</text:p>
          </table:table-cell>
          <table:table-cell table:number-columns-repeated="254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string" calcext:value-type="string">
            <text:p>Stíhači v boji 01 – Rudý Baron – Pán nebes</text:p>
          </table:table-cell>
          <table:table-cell table:number-columns-repeated="254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string" calcext:value-type="string">
            <text:p>Stíhači v boji 02 – Operace Bolo</text:p>
          </table:table-cell>
          <table:table-cell table:number-columns-repeated="254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string" calcext:value-type="string">
            <text:p>Stíhači v boji 03 – Alej Migů</text:p>
          </table:table-cell>
          <table:table-cell table:number-columns-repeated="254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Stíhači v boji 04 – Létající tygři</text:p>
          </table:table-cell>
          <table:table-cell table:number-columns-repeated="254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string" calcext:value-type="string">
            <text:p>Stíhači v boji 05 – Guadalcanal</text:p>
          </table:table-cell>
          <table:table-cell table:number-columns-repeated="254"/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string" calcext:value-type="string">
            <text:p>Stíhači v boji 06 – Poslední střelec</text:p>
          </table:table-cell>
          <table:table-cell table:number-columns-repeated="254"/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string" calcext:value-type="string">
            <text:p>Stíhači v boji 07 – Zabiják stíhaček Zero</text:p>
          </table:table-cell>
          <table:table-cell table:number-columns-repeated="254"/>
        </table:table-row>
        <table:table-row table:style-name="ro4">
          <table:table-cell office:value-type="float" office:value="58" calcext:value-type="float">
            <text:p>58</text:p>
          </table:table-cell>
          <table:table-cell office:value-type="string" calcext:value-type="string">
            <text:p>Stíhači v boji 08 – Smrt japonské flotily</text:p>
          </table:table-cell>
          <table:table-cell table:number-columns-repeated="254"/>
        </table:table-row>
        <table:table-row table:style-name="ro4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Stíhači v boji 09 – Peklo na Hanojí</text:p>
          </table:table-cell>
          <table:table-cell table:number-columns-repeated="254"/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string" calcext:value-type="string">
            <text:p>Stíhači v boji 10 – Hon na Bismarck</text:p>
          </table:table-cell>
          <table:table-cell table:number-columns-repeated="254"/>
        </table:table-row>
        <table:table-row table:style-name="ro4">
          <table:table-cell office:value-type="float" office:value="61" calcext:value-type="float">
            <text:p>61</text:p>
          </table:table-cell>
          <table:table-cell office:value-type="string" calcext:value-type="string">
            <text:p>Stíhači v boji 11 – Blízký východ</text:p>
          </table:table-cell>
          <table:table-cell table:number-columns-repeated="254"/>
        </table:table-row>
        <table:table-row table:style-name="ro4">
          <table:table-cell office:value-type="float" office:value="62" calcext:value-type="float">
            <text:p>62</text:p>
          </table:table-cell>
          <table:table-cell office:value-type="string" calcext:value-type="string">
            <text:p>Stíhači v boji 12 – Odvážné bombardéry</text:p>
          </table:table-cell>
          <table:table-cell table:number-columns-repeated="254"/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Stíhači v boji 13 – Slavná esa </text:p>
          </table:table-cell>
          <table:table-cell table:number-columns-repeated="254"/>
        </table:table-row>
        <table:table-row table:style-name="ro4">
          <table:table-cell office:value-type="float" office:value="64" calcext:value-type="float">
            <text:p>64</text:p>
          </table:table-cell>
          <table:table-cell office:value-type="string" calcext:value-type="string">
            <text:p>Stíhači v boji 14 – Nekrolog soubojů?</text:p>
          </table:table-cell>
          <table:table-cell table:number-columns-repeated="254"/>
        </table:table-row>
        <table:table-row table:style-name="ro4">
          <table:table-cell office:value-type="float" office:value="65" calcext:value-type="float">
            <text:p>65</text:p>
          </table:table-cell>
          <table:table-cell office:value-type="string" calcext:value-type="string">
            <text:p>Stíhači v boji 15 – První krev</text:p>
          </table:table-cell>
          <table:table-cell table:number-columns-repeated="254"/>
        </table:table-row>
        <table:table-row table:style-name="ro4">
          <table:table-cell office:value-type="float" office:value="66" calcext:value-type="float">
            <text:p>66</text:p>
          </table:table-cell>
          <table:table-cell office:value-type="string" calcext:value-type="string">
            <text:p>Stíhači v boji 16 – Kamikadze</text:p>
          </table:table-cell>
          <table:table-cell table:number-columns-repeated="254"/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string" calcext:value-type="string">
            <text:p>Stíhači v boji 17 – Zoufalá mise</text:p>
          </table:table-cell>
          <table:table-cell table:number-columns-repeated="254"/>
        </table:table-row>
        <table:table-row table:style-name="ro4">
          <table:table-cell office:value-type="float" office:value="68" calcext:value-type="float">
            <text:p>68</text:p>
          </table:table-cell>
          <table:table-cell office:value-type="string" calcext:value-type="string">
            <text:p>Stíhači v boji 18 – Krvavý den</text:p>
          </table:table-cell>
          <table:table-cell table:number-columns-repeated="254"/>
        </table:table-row>
        <table:table-row table:style-name="ro4">
          <table:table-cell office:value-type="float" office:value="69" calcext:value-type="float">
            <text:p>69</text:p>
          </table:table-cell>
          <table:table-cell office:value-type="string" calcext:value-type="string">
            <text:p>Stíhači v boji 19 – Noční lovci</text:p>
          </table:table-cell>
          <table:table-cell table:number-columns-repeated="254"/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string" calcext:value-type="string">
            <text:p>Stíhači v boji 20 – Mustang</text:p>
          </table:table-cell>
          <table:table-cell table:number-columns-repeated="254"/>
        </table:table-row>
        <table:table-row table:style-name="ro4">
          <table:table-cell office:value-type="float" office:value="71" calcext:value-type="float">
            <text:p>71</text:p>
          </table:table-cell>
          <table:table-cell office:value-type="string" calcext:value-type="string">
            <text:p>Stíhači v boji 21 – Pouštní bouře</text:p>
          </table:table-cell>
          <table:table-cell table:number-columns-repeated="254"/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string" calcext:value-type="string">
            <text:p>Stíhači v boji 22 – Těsně na zemí</text:p>
          </table:table-cell>
          <table:table-cell table:number-columns-repeated="254"/>
        </table:table-row>
        <table:table-row table:style-name="ro4">
          <table:table-cell office:value-type="float" office:value="73" calcext:value-type="float">
            <text:p>73</text:p>
          </table:table-cell>
          <table:table-cell office:value-type="string" calcext:value-type="string">
            <text:p>Stíhači v boji 23 – Thunderbolt</text:p>
          </table:table-cell>
          <table:table-cell table:number-columns-repeated="254"/>
        </table:table-row>
        <table:table-row table:style-name="ro4">
          <table:table-cell office:value-type="float" office:value="74" calcext:value-type="float">
            <text:p>74</text:p>
          </table:table-cell>
          <table:table-cell office:value-type="string" calcext:value-type="string">
            <text:p>Stíhači v boji 24 – Rychlost jako zbraň </text:p>
          </table:table-cell>
          <table:table-cell table:number-columns-repeated="254"/>
        </table:table-row>
        <table:table-row table:style-name="ro4">
          <table:table-cell office:value-type="float" office:value="75" calcext:value-type="float">
            <text:p>75</text:p>
          </table:table-cell>
          <table:table-cell office:value-type="string" calcext:value-type="string">
            <text:p>Stíhači v boji 25 – Tajné zbraně</text:p>
          </table:table-cell>
          <table:table-cell table:number-columns-repeated="254"/>
        </table:table-row>
        <table:table-row table:style-name="ro4">
          <table:table-cell office:value-type="float" office:value="76" calcext:value-type="float">
            <text:p>76</text:p>
          </table:table-cell>
          <table:table-cell office:value-type="string" calcext:value-type="string">
            <text:p>Stíhači v boji 26 – Letci z Tuskegee</text:p>
          </table:table-cell>
          <table:table-cell table:number-columns-repeated="254"/>
        </table:table-row>
        <table:table-row table:style-name="ro4">
          <table:table-cell office:value-type="float" office:value="77" calcext:value-type="float">
            <text:p>77</text:p>
          </table:table-cell>
          <table:table-cell office:value-type="string" calcext:value-type="string">
            <text:p>Stíhači v boji 27 – Kanónové sestřely ve Vietnamu</text:p>
          </table:table-cell>
          <table:table-cell table:number-columns-repeated="254"/>
        </table:table-row>
        <table:table-row table:style-name="ro4">
          <table:table-cell office:value-type="float" office:value="78" calcext:value-type="float">
            <text:p>78</text:p>
          </table:table-cell>
          <table:table-cell office:value-type="string" calcext:value-type="string">
            <text:p>Stíhači v boji 28 – Porážka Luftwafe</text:p>
          </table:table-cell>
          <table:table-cell table:number-columns-repeated="254"/>
        </table:table-row>
        <table:table-row table:style-name="ro4">
          <table:table-cell office:value-type="float" office:value="79" calcext:value-type="float">
            <text:p>79</text:p>
          </table:table-cell>
          <table:table-cell office:value-type="string" calcext:value-type="string">
            <text:p>Stíhači v boji 29 – Lovci UFO</text:p>
          </table:table-cell>
          <table:table-cell table:number-columns-repeated="254"/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string" calcext:value-type="string">
            <text:p>Stíhači v boji 30 – Pouštní esa</text:p>
          </table:table-cell>
          <table:table-cell table:number-columns-repeated="254"/>
        </table:table-row>
        <table:table-row table:style-name="ro4">
          <table:table-cell office:value-type="float" office:value="81" calcext:value-type="float">
            <text:p>81</text:p>
          </table:table-cell>
          <table:table-cell office:value-type="string" calcext:value-type="string">
            <text:p>Stíhači v boji 31 – Tryskové souboje</text:p>
          </table:table-cell>
          <table:table-cell table:number-columns-repeated="254"/>
        </table:table-row>
        <table:table-row table:style-name="ro4">
          <table:table-cell office:value-type="float" office:value="82" calcext:value-type="float">
            <text:p>82</text:p>
          </table:table-cell>
          <table:table-cell office:value-type="string" calcext:value-type="string">
            <text:p>Stíhači v boji 32 – Lovci Migů z USS Midway</text:p>
          </table:table-cell>
          <table:table-cell table:number-columns-repeated="254"/>
        </table:table-row>
        <table:table-row table:style-name="ro4">
          <table:table-cell office:value-type="float" office:value="83" calcext:value-type="float">
            <text:p>83</text:p>
          </table:table-cell>
          <table:table-cell office:value-type="string" calcext:value-type="string">
            <text:p>Ufo – nacistická konspirace</text:p>
          </table:table-cell>
          <table:table-cell table:number-columns-repeated="254"/>
        </table:table-row>
        <table:table-row table:style-name="ro4">
          <table:table-cell office:value-type="float" office:value="84" calcext:value-type="float">
            <text:p>84</text:p>
          </table:table-cell>
          <table:table-cell office:value-type="string" calcext:value-type="string">
            <text:p>Ufo – nejlepší důkazy – Podivná setkání</text:p>
          </table:table-cell>
          <table:table-cell table:number-columns-repeated="254"/>
        </table:table-row>
        <table:table-row table:style-name="ro4">
          <table:table-cell office:value-type="float" office:value="85" calcext:value-type="float">
            <text:p>85</text:p>
          </table:table-cell>
          <table:table-cell office:value-type="string" calcext:value-type="string">
            <text:p>Válečné šílenství 10 – Letadlové lodě</text:p>
          </table:table-cell>
          <table:table-cell table:number-columns-repeated="254"/>
        </table:table-row>
        <table:table-row table:style-name="ro4">
          <table:table-cell office:value-type="float" office:value="86" calcext:value-type="float">
            <text:p>86</text:p>
          </table:table-cell>
          <table:table-cell office:value-type="string" calcext:value-type="string">
            <text:p>Válečné šílenství 11 - Britské bombardovací letectvo</text:p>
          </table:table-cell>
          <table:table-cell table:number-columns-repeated="254"/>
        </table:table-row>
        <table:table-row table:style-name="ro4">
          <table:table-cell office:value-type="float" office:value="87" calcext:value-type="float">
            <text:p>87</text:p>
          </table:table-cell>
          <table:table-cell office:value-type="string" calcext:value-type="string">
            <text:p>Válečné šílenství 12 – Válka v džungli</text:p>
          </table:table-cell>
          <table:table-cell table:number-columns-repeated="254"/>
        </table:table-row>
        <table:table-row table:style-name="ro4">
          <table:table-cell office:value-type="float" office:value="88" calcext:value-type="float">
            <text:p>88</text:p>
          </table:table-cell>
          <table:table-cell office:value-type="string" calcext:value-type="string">
            <text:p>Válečné šílenství 3 – Hitlerovy tajné zbraně</text:p>
          </table:table-cell>
          <table:table-cell table:number-columns-repeated="254"/>
        </table:table-row>
        <table:table-row table:style-name="ro4">
          <table:table-cell office:value-type="float" office:value="89" calcext:value-type="float">
            <text:p>89</text:p>
          </table:table-cell>
          <table:table-cell office:value-type="string" calcext:value-type="string">
            <text:p>Válečné šílenství 4 – Kamikaze</text:p>
          </table:table-cell>
          <table:table-cell table:number-columns-repeated="254"/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string" calcext:value-type="string">
            <text:p>Válečné šílenství 5 – Letecké bitvy 2. světové války</text:p>
          </table:table-cell>
          <table:table-cell/>
          <table:table-cell table:style-name="ce1" office:value-type="string" calcext:value-type="string">
            <text:p>časopis</text:p>
          </table:table-cell>
          <table:table-cell table:number-columns-repeated="252"/>
        </table:table-row>
        <table:table-row table:style-name="ro4">
          <table:table-cell office:value-type="float" office:value="91" calcext:value-type="float">
            <text:p>91</text:p>
          </table:table-cell>
          <table:table-cell office:value-type="string" calcext:value-type="string">
            <text:p>Válečné šílenství 6 – Bitevní lodě druhé světové války</text:p>
          </table:table-cell>
          <table:table-cell table:number-columns-repeated="254"/>
        </table:table-row>
        <table:table-row table:style-name="ro4">
          <table:table-cell office:value-type="float" office:value="92" calcext:value-type="float">
            <text:p>92</text:p>
          </table:table-cell>
          <table:table-cell office:value-type="string" calcext:value-type="string">
            <text:p>Válečné šílenství 7 – Tankové bitvy druhé světové války</text:p>
          </table:table-cell>
          <table:table-cell table:number-columns-repeated="254"/>
        </table:table-row>
        <table:table-row table:style-name="ro4">
          <table:table-cell office:value-type="float" office:value="93" calcext:value-type="float">
            <text:p>93</text:p>
          </table:table-cell>
          <table:table-cell office:value-type="string" calcext:value-type="string">
            <text:p>Válečné šílenství 8. - Ponorková válka</text:p>
          </table:table-cell>
          <table:table-cell table:number-columns-repeated="254"/>
        </table:table-row>
        <table:table-row table:style-name="ro4">
          <table:table-cell office:value-type="float" office:value="94" calcext:value-type="float">
            <text:p>94</text:p>
          </table:table-cell>
          <table:table-cell office:value-type="string" calcext:value-type="string">
            <text:p>Válečné šílenství 9. - Válka v poušti</text:p>
          </table:table-cell>
          <table:table-cell table:number-columns-repeated="254"/>
        </table:table-row>
        <table:table-row table:style-name="ro4">
          <table:table-cell office:value-type="float" office:value="95" calcext:value-type="float">
            <text:p>95</text:p>
          </table:table-cell>
          <table:table-cell office:value-type="string" calcext:value-type="string">
            <text:p>Válka v Evropě</text:p>
          </table:table-cell>
          <table:table-cell table:number-columns-repeated="254"/>
        </table:table-row>
        <table:table-row table:style-name="ro4">
          <table:table-cell office:value-type="float" office:value="96" calcext:value-type="float">
            <text:p>96</text:p>
          </table:table-cell>
          <table:table-cell office:value-type="string" calcext:value-type="string">
            <text:p>Války a zbraně – Superstíhačky</text:p>
          </table:table-cell>
          <table:table-cell table:number-columns-repeated="254"/>
        </table:table-row>
        <table:table-row table:style-name="ro4">
          <table:table-cell office:value-type="float" office:value="97" calcext:value-type="float">
            <text:p>97</text:p>
          </table:table-cell>
          <table:table-cell office:value-type="string" calcext:value-type="string">
            <text:p>Velké bitvy 2. světové války</text:p>
          </table:table-cell>
          <table:table-cell table:number-columns-repeated="254"/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string" calcext:value-type="string">
            <text:p>Wings of Glory I.</text:p>
          </table:table-cell>
          <table:table-cell table:number-columns-repeated="254"/>
        </table:table-row>
        <table:table-row table:style-name="ro4">
          <table:table-cell office:value-type="float" office:value="99" calcext:value-type="float">
            <text:p>99</text:p>
          </table:table-cell>
          <table:table-cell office:value-type="string" calcext:value-type="string">
            <text:p>Wings of Glory II.</text:p>
          </table:table-cell>
          <table:table-cell table:number-columns-repeated="254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Wings of Glory III.</text:p>
          </table:table-cell>
          <table:table-cell table:number-columns-repeated="254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string" calcext:value-type="string">
            <text:p>Yamoto - loď smrti</text:p>
          </table:table-cell>
          <table:table-cell table:number-columns-repeated="254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string" calcext:value-type="string">
            <text:p>Zbraně Ruska</text:p>
          </table:table-cell>
          <table:table-cell table:style-name="ce1" office:value-type="string" calcext:value-type="string">
            <text:p>Potomci samopalu AK – 47 Kalašnikov</text:p>
          </table:table-cell>
          <table:table-cell table:number-columns-repeated="253"/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string" calcext:value-type="string">
            <text:p>Zbraně Ruska</text:p>
          </table:table-cell>
          <table:table-cell table:style-name="ce1" office:value-type="string" calcext:value-type="string">
            <text:p>Ruské strategické letectvo</text:p>
          </table:table-cell>
          <table:table-cell table:style-name="ce1" office:value-type="string" calcext:value-type="string">
            <text:p>Nejlepší z nejlepších</text:p>
          </table:table-cell>
          <table:table-cell table:number-columns-repeated="252"/>
        </table:table-row>
        <table:table-row table:style-name="ro4" table:number-rows-repeated="16">
          <table:table-cell table:style-name="Default"/>
          <table:table-cell table:number-columns-repeated="255"/>
        </table:table-row>
        <table:table-row table:style-name="ro4">
          <table:table-cell table:style-name="Default"/>
          <table:table-cell table:number-columns-repeated="255"/>
        </table:table-row>
      </table:table>
      <table:table table:name="Dokumenty - časopisy" table:style-name="ta4" table:print="false">
        <office:forms form:automatic-focus="false" form:apply-design-mode="false"/>
        <table:table-column table:style-name="co1" table:default-cell-style-name="ce1"/>
        <table:table-column table:style-name="co19" table:default-cell-style-name="ce1"/>
        <table:table-column table:style-name="co20" table:default-cell-style-name="Default"/>
        <table:table-column table:style-name="co21" table:default-cell-style-name="Default"/>
        <table:table-column table:style-name="co18" table:number-columns-repeated="252" table:default-cell-style-name="Default"/>
        <table:table-row table:style-name="ro4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Film 1</text:p>
          </table:table-cell>
          <table:table-cell table:style-name="ce3" office:value-type="string" calcext:value-type="string">
            <text:p>Film 2</text:p>
          </table:table-cell>
          <table:table-cell table:style-name="ce3" office:value-type="string" calcext:value-type="string">
            <text:p>Film 3</text:p>
          </table:table-cell>
          <table:table-cell table:number-columns-repeated="25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arl Sagan – Cosmos (disk 1.)</text:p>
          </table:table-cell>
          <table:table-cell table:number-columns-repeated="25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arl Sagan – Cosmos (disk 2.)</text:p>
          </table:table-cell>
          <table:table-cell table:number-columns-repeated="25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arl Sagan – Cosmos (disk 3)</text:p>
          </table:table-cell>
          <table:table-cell table:number-columns-repeated="25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arl Sagan – Cosmos (disk 4.)</text:p>
          </table:table-cell>
          <table:table-cell table:number-columns-repeated="25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estování červí dírou s Morganem Freemanem – dvd 1</text:p>
          </table:table-cell>
          <table:table-cell table:number-columns-repeated="25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estování červí dírou s Morganem Freemanem – dvd 2</text:p>
          </table:table-cell>
          <table:table-cell table:number-columns-repeated="25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estování červí dírou s Morganem Freemanem – dvd 3</text:p>
          </table:table-cell>
          <table:table-cell table:number-columns-repeated="25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estování červí dírou s Morganem Freemanem – dvd 4</text:p>
          </table:table-cell>
          <table:table-cell table:number-columns-repeated="25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Jak funguje vesmír - DVD 3.</text:p>
          </table:table-cell>
          <table:table-cell table:number-columns-repeated="25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Jak funguje vesmír - DVD 4.</text:p>
          </table:table-cell>
          <table:table-cell table:number-columns-repeated="25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Jak funguje vesmír – DVD 1.</text:p>
          </table:table-cell>
          <table:table-cell table:number-columns-repeated="25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ak funguje vesmír – DVD 2.</text:p>
          </table:table-cell>
          <table:table-cell table:number-columns-repeated="25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lanety – DVD 1 – Jiné světy</text:p>
          </table:table-cell>
          <table:table-cell table:number-columns-repeated="25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lanety – DVD 2 – Pevná zem</text:p>
          </table:table-cell>
          <table:table-cell table:number-columns-repeated="25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lanety – DVD 3 – Giganti</text:p>
          </table:table-cell>
          <table:table-cell table:number-columns-repeated="25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ouboj vojevůdců 1.</text:p>
          </table:table-cell>
          <table:table-cell table:style-name="ce1" office:value-type="string" calcext:value-type="string">
            <text:p>Dowding vs. Göring</text:p>
          </table:table-cell>
          <table:table-cell table:style-name="ce1" office:value-type="string" calcext:value-type="string">
            <text:p>Žukov vs. von Bock</text:p>
          </table:table-cell>
          <table:table-cell table:number-columns-repeated="252"/>
        </table:table-row>
        <table:table-row table:style-name="ro4" table:number-rows-repeated="15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BluRay" table:style-name="ta5" table:print="false">
        <office:forms form:automatic-focus="false" form:apply-design-mode="false"/>
        <table:table-column table:style-name="co1" table:default-cell-style-name="ce1"/>
        <table:table-column table:style-name="co22" table:default-cell-style-name="ce3"/>
        <table:table-column table:style-name="co23" table:default-cell-style-name="Default"/>
        <table:table-column table:style-name="co24" table:number-columns-repeated="253" table:default-cell-style-name="Default"/>
        <table:table-row table:style-name="ro1">
          <table:table-cell table:style-name="Default"/>
          <table:table-cell table:style-name="ce1" office:value-type="string" calcext:value-type="string">
            <text:p>Film 1</text:p>
          </table:table-cell>
          <table:table-cell table:style-name="ce3" office:value-type="string" calcext:value-type="string">
            <text:p>Film 2</text:p>
          </table:table-cell>
          <table:table-cell table:number-columns-repeated="25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arneyho ženy</text:p>
          </table:table-cell>
          <table:table-cell table:number-columns-repeated="25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urhamští býci</text:p>
          </table:table-cell>
          <table:table-cell table:number-columns-repeated="25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Harry Potter a Relíkvie smrti - část 2.</text:p>
          </table:table-cell>
          <table:table-cell table:number-columns-repeated="25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Hvězdná brána</text:p>
          </table:table-cell>
          <table:table-cell table:number-columns-repeated="25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Kandahár</text:p>
          </table:table-cell>
          <table:table-cell table:number-columns-repeated="25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etecké legendy</text:p>
          </table:table-cell>
          <table:table-cell table:number-columns-repeated="25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éďa Béďa</text:p>
          </table:table-cell>
          <table:table-cell table:number-columns-repeated="25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Piráti z Karibiku – Na vlnách podivna</text:p>
          </table:table-cell>
          <table:table-cell table:number-columns-repeated="25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hrek - Zvonec a konec</text:p>
          </table:table-cell>
          <table:table-cell table:number-columns-repeated="254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Star Wars IV, V, VI</text:p>
          </table:table-cell>
          <table:table-cell table:number-columns-repeated="25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Valkýra</text:p>
          </table:table-cell>
          <table:table-cell table:number-columns-repeated="254"/>
        </table:table-row>
      </table:table>
      <table:table table:name="DVD hudební" table:style-name="ta6" table:print="false">
        <office:forms form:automatic-focus="false" form:apply-design-mode="false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25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Titul</text:p>
          </table:table-cell>
          <table:table-cell table:number-columns-repeated="2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. L. Webber</text:p>
          </table:table-cell>
          <table:table-cell office:value-type="string" calcext:value-type="string">
            <text:p>Fantom opery</text:p>
          </table:table-cell>
          <table:table-cell table:number-columns-repeated="25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drea Bocelli</text:p>
          </table:table-cell>
          <table:table-cell office:value-type="string" calcext:value-type="string">
            <text:p>Tuscan Skies</text:p>
          </table:table-cell>
          <table:table-cell table:number-columns-repeated="25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Andrea Bocelli</text:p>
          </table:table-cell>
          <table:table-cell office:value-type="string" calcext:value-type="string">
            <text:p>One Night in Central Park</text:p>
          </table:table-cell>
          <table:table-cell table:number-columns-repeated="2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. M. Jarre</text:p>
          </table:table-cell>
          <table:table-cell office:value-type="string" calcext:value-type="string">
            <text:p>Jarre in China</text:p>
          </table:table-cell>
          <table:table-cell table:number-columns-repeated="253"/>
        </table:table-row>
        <table:table-row table:style-name="ro1">
          <table:table-cell/>
          <table:table-cell table:style-name="Default"/>
          <table:table-cell table:number-columns-repeated="254"/>
        </table:table-row>
      </table:table>
      <table:table table:name="DVD kopie" table:style-name="ta7" table:print="false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6" table:number-columns-repeated="25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Obsah</text:p>
          </table:table-cell>
          <table:table-cell table:number-columns-repeated="25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010" calcext:value-type="float">
            <text:p>2010</text:p>
          </table:table-cell>
          <table:table-cell table:number-columns-repeated="25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0000 mil pod mořem (Willy Fog)</text:p>
          </table:table-cell>
          <table:table-cell table:number-columns-repeated="25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déla ještě nevečeřela</text:p>
          </table:table-cell>
          <table:table-cell table:number-columns-repeated="25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gent WC 40</text:p>
          </table:table-cell>
          <table:table-cell table:number-columns-repeated="25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nna a král</text:p>
          </table:table-cell>
          <table:table-cell table:number-columns-repeated="25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ustin Powers in Goldmember</text:p>
          </table:table-cell>
          <table:table-cell table:number-columns-repeated="25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Babí léto</text:p>
          </table:table-cell>
          <table:table-cell table:number-columns-repeated="25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Báječná léta pod psa</text:p>
          </table:table-cell>
          <table:table-cell table:number-columns-repeated="25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eethoven 4</text:p>
          </table:table-cell>
          <table:table-cell table:number-columns-repeated="25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Bílá vdova</text:p>
          </table:table-cell>
          <table:table-cell table:number-columns-repeated="25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lanche – královna zbojníků</text:p>
          </table:table-cell>
          <table:table-cell table:number-columns-repeated="25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láznivý pátek</text:p>
          </table:table-cell>
          <table:table-cell table:number-columns-repeated="25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ožský Bruce</text:p>
          </table:table-cell>
          <table:table-cell table:number-columns-repeated="25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yl jednou jeden král</text:p>
          </table:table-cell>
          <table:table-cell table:number-columns-repeated="25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ena štěstí</text:p>
          </table:table-cell>
          <table:table-cell table:number-columns-repeated="25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Černý korzár</text:p>
          </table:table-cell>
          <table:table-cell table:number-columns-repeated="25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Chyť mě, jestli to dokážeš</text:p>
          </table:table-cell>
          <table:table-cell table:number-columns-repeated="25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Doba ledová</text:p>
          </table:table-cell>
          <table:table-cell table:number-columns-repeated="25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oba ledová 2</text:p>
          </table:table-cell>
          <table:table-cell table:number-columns-repeated="25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Dobrý ráno Vietname</text:p>
          </table:table-cell>
          <table:table-cell table:number-columns-repeated="25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Doktor Flastr</text:p>
          </table:table-cell>
          <table:table-cell table:number-columns-repeated="25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Drž hubu!</text:p>
          </table:table-cell>
          <table:table-cell table:number-columns-repeated="25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.T. Mimozemšťan</text:p>
          </table:table-cell>
          <table:table-cell table:number-columns-repeated="25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Fahrenheit 9/11</text:p>
          </table:table-cell>
          <table:table-cell table:number-columns-repeated="25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Fimfárum</text:p>
          </table:table-cell>
          <table:table-cell table:number-columns-repeated="25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Fimfárum 2.</text:p>
          </table:table-cell>
          <table:table-cell table:number-columns-repeated="25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Flashdance</text:p>
          </table:table-cell>
          <table:table-cell table:number-columns-repeated="25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Forrest Gump</text:p>
          </table:table-cell>
          <table:table-cell table:number-columns-repeated="25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Frankenstein</text:p>
          </table:table-cell>
          <table:table-cell table:number-columns-repeated="25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Grand restaurant pana Septima</text:p>
          </table:table-cell>
          <table:table-cell table:number-columns-repeated="25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Hudson Hawk</text:p>
          </table:table-cell>
          <table:table-cell table:number-columns-repeated="25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Hvězdná brána</text:p>
          </table:table-cell>
          <table:table-cell table:number-columns-repeated="25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Inspektor Gadget</text:p>
          </table:table-cell>
          <table:table-cell table:number-columns-repeated="25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Ivánku, kamaráde, můžeš mluvit?</text:p>
          </table:table-cell>
          <table:table-cell table:number-columns-repeated="25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Jak dostat tatínka do polepšovný</text:p>
          </table:table-cell>
          <table:table-cell table:number-columns-repeated="25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Jak se krotí krokodýli</text:p>
          </table:table-cell>
          <table:table-cell table:number-columns-repeated="25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Jak vytrhnout velrybě stoličku</text:p>
          </table:table-cell>
          <table:table-cell table:number-columns-repeated="25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Jsem agent</text:p>
          </table:table-cell>
          <table:table-cell table:number-columns-repeated="25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King Kong</text:p>
          </table:table-cell>
          <table:table-cell table:number-columns-repeated="25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Komisař Clouseau na stopě</text:p>
          </table:table-cell>
          <table:table-cell table:number-columns-repeated="25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Korsický případ</text:p>
          </table:table-cell>
          <table:table-cell table:number-columns-repeated="25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Kruh</text:p>
          </table:table-cell>
          <table:table-cell table:number-columns-repeated="25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Lhář, lhář</text:p>
          </table:table-cell>
          <table:table-cell table:number-columns-repeated="25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Maifóso</text:p>
          </table:table-cell>
          <table:table-cell table:number-columns-repeated="25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Motýlek</text:p>
          </table:table-cell>
          <table:table-cell table:number-columns-repeated="25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Mr. Bean – Největší filmová katastrofa</text:p>
          </table:table-cell>
          <table:table-cell table:number-columns-repeated="25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Mravenec Z</text:p>
          </table:table-cell>
          <table:table-cell table:number-columns-repeated="25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ávrat Růžového pantera</text:p>
          </table:table-cell>
          <table:table-cell table:number-columns-repeated="25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ávštěvníci III. - Cesta do Ameriky</text:p>
          </table:table-cell>
          <table:table-cell table:number-columns-repeated="25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ejdelší den</text:p>
          </table:table-cell>
          <table:table-cell table:number-columns-repeated="25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ěkdo to rád horké</text:p>
          </table:table-cell>
          <table:table-cell table:number-columns-repeated="25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eští jezdci</text:p>
          </table:table-cell>
          <table:table-cell table:number-columns-repeated="25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esvatbovi</text:p>
          </table:table-cell>
          <table:table-cell table:number-columns-repeated="25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Oko</text:p>
          </table:table-cell>
          <table:table-cell table:number-columns-repeated="25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Oskar</text:p>
          </table:table-cell>
          <table:table-cell table:number-columns-repeated="25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Pán prstenu</text:p>
          </table:table-cell>
          <table:table-cell table:number-columns-repeated="25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Pán prstenu – Dvě věže</text:p>
          </table:table-cell>
          <table:table-cell table:number-columns-repeated="25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Pán prstenů – Návrat krále</text:p>
          </table:table-cell>
          <table:table-cell table:number-columns-repeated="25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Past na rodiče</text:p>
          </table:table-cell>
          <table:table-cell table:number-columns-repeated="25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Piráti z Karibiku – Prokletí Černé perly</text:p>
          </table:table-cell>
          <table:table-cell table:number-columns-repeated="25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Piráti z Karibiku – Truhla mrtvého muže</text:p>
          </table:table-cell>
          <table:table-cell table:number-columns-repeated="25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Piti, piti, pá</text:p>
          </table:table-cell>
          <table:table-cell table:number-columns-repeated="25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Pod toskánským nebem</text:p>
          </table:table-cell>
          <table:table-cell table:number-columns-repeated="25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Pomsta Růžového pantera</text:p>
          </table:table-cell>
          <table:table-cell table:number-columns-repeated="25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Pošetilosti mocných</text:p>
          </table:table-cell>
          <table:table-cell table:number-columns-repeated="25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Pravá blondýna</text:p>
          </table:table-cell>
          <table:table-cell table:number-columns-repeated="254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Pravá blondýna II.</text:p>
          </table:table-cell>
          <table:table-cell table:number-columns-repeated="254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Příšerky s.r.o.</text:p>
          </table:table-cell>
          <table:table-cell table:number-columns-repeated="254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Probuzení v Renu</text:p>
          </table:table-cell>
          <table:table-cell table:number-columns-repeated="254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Prokletí žlutozeleného škorpióna</text:p>
          </table:table-cell>
          <table:table-cell table:number-columns-repeated="254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Román pro ženy</text:p>
          </table:table-cell>
          <table:table-cell table:number-columns-repeated="254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Rozpuštěný a vypuštěný</text:p>
          </table:table-cell>
          <table:table-cell table:number-columns-repeated="254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Růžový panter</text:p>
          </table:table-cell>
          <table:table-cell table:number-columns-repeated="254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Rychlý Stripes</text:p>
          </table:table-cell>
          <table:table-cell table:number-columns-repeated="254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Rytíři ze Shanghaie</text:p>
          </table:table-cell>
          <table:table-cell table:number-columns-repeated="254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S tebou mě baví svět</text:p>
          </table:table-cell>
          <table:table-cell table:number-columns-repeated="254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ám doma</text:p>
          </table:table-cell>
          <table:table-cell table:number-columns-repeated="254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Sám doma II.</text:p>
          </table:table-cell>
          <table:table-cell table:number-columns-repeated="254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Santa Claus</text:p>
          </table:table-cell>
          <table:table-cell table:number-columns-repeated="254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Sedm let v Tibetu</text:p>
          </table:table-cell>
          <table:table-cell table:number-columns-repeated="25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Sedm statečných</text:p>
          </table:table-cell>
          <table:table-cell table:number-columns-repeated="254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Sex ve městě</text:p>
          </table:table-cell>
          <table:table-cell table:number-columns-repeated="254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Shrek</text:p>
          </table:table-cell>
          <table:table-cell table:number-columns-repeated="254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Slečna Drsňák</text:p>
          </table:table-cell>
          <table:table-cell table:number-columns-repeated="254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Slepičí úlet</text:p>
          </table:table-cell>
          <table:table-cell table:number-columns-repeated="254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Smrt jí sluší</text:p>
          </table:table-cell>
          <table:table-cell table:number-columns-repeated="254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Stopařův průvodce galaxií</text:p>
          </table:table-cell>
          <table:table-cell table:number-columns-repeated="254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Tajemná vražda na Manhatanu</text:p>
          </table:table-cell>
          <table:table-cell table:number-columns-repeated="254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Tenkrát na východě</text:p>
          </table:table-cell>
          <table:table-cell table:number-columns-repeated="254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The Flinstones</text:p>
          </table:table-cell>
          <table:table-cell table:number-columns-repeated="254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U nás na farmě</text:p>
          </table:table-cell>
          <table:table-cell table:number-columns-repeated="254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Účastnící zájezdu</text:p>
          </table:table-cell>
          <table:table-cell table:number-columns-repeated="254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Velmi inteligentní primát</text:p>
          </table:table-cell>
          <table:table-cell table:number-columns-repeated="254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Vězeň</text:p>
          </table:table-cell>
          <table:table-cell table:number-columns-repeated="254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Vratné láhve</text:p>
          </table:table-cell>
          <table:table-cell table:number-columns-repeated="254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Vzhůru nohama</text:p>
          </table:table-cell>
          <table:table-cell table:number-columns-repeated="254"/>
        </table:table-row>
        <table:table-row table:style-name="ro5" table:number-rows-repeated="748">
          <table:table-cell table:number-columns-repeated="256"/>
        </table:table-row>
        <table:table-row table:style-name="ro1">
          <table:table-cell/>
          <table:table-cell table:style-name="ce1" office:value-type="string" calcext:value-type="string">
            <text:p>Dům veselých duchů</text:p>
          </table:table-cell>
          <table:table-cell table:number-columns-repeated="254"/>
        </table:table-row>
      </table:table>
      <table:table table:name="DVD domácí" table:style-name="ta8" table:print="false">
        <office:forms form:automatic-focus="false" form:apply-design-mode="false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number-columns-repeated="2" table:default-cell-style-name="Default"/>
        <table:table-column table:style-name="co6" table:number-columns-repeated="251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Film 1</text:p>
          </table:table-cell>
          <table:table-cell table:style-name="ce5" office:value-type="string" calcext:value-type="string">
            <text:p>Film 2</text:p>
          </table:table-cell>
          <table:table-cell table:style-name="ce5" office:value-type="string" calcext:value-type="string">
            <text:p>Film 3</text:p>
          </table:table-cell>
          <table:table-cell table:style-name="ce6" office:value-type="string" calcext:value-type="string">
            <text:p>Označení</text:p>
          </table:table-cell>
          <table:table-cell table:number-columns-repeated="2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rická královna</text:p>
          </table:table-cell>
          <table:table-cell office:value-type="string" calcext:value-type="string">
            <text:p>Toreadoří (Laurel a Hardy)</text:p>
          </table:table-cell>
          <table:table-cell table:number-columns-repeated="25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eskový Jack</text:p>
          </table:table-cell>
          <table:table-cell office:value-type="string" calcext:value-type="string">
            <text:p>Tajný závod</text:p>
          </table:table-cell>
          <table:table-cell table:number-columns-repeated="2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olaris</text:p>
          </table:table-cell>
          <table:table-cell table:number-columns-repeated="2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ácí video I.</text:p>
          </table:table-cell>
          <table:table-cell table:style-name="Default"/>
          <table:table-cell table:number-columns-repeated="2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mácí video II.</text:p>
          </table:table-cell>
          <table:table-cell table:style-name="Default"/>
          <table:table-cell table:number-columns-repeated="253"/>
        </table:table-row>
      </table:table>
      <table:table table:name="Sheet7" table:style-name="ta9" table:print="false">
        <office:forms form:automatic-focus="false" form:apply-design-mode="false"/>
        <table:table-column table:style-name="co35" table:default-cell-style-name="Default"/>
        <table:table-column table:style-name="co36" table:number-columns-repeated="255" table:default-cell-style-name="Default"/>
        <table:table-row table:style-name="ro2">
          <table:table-cell table:number-columns-repeated="256"/>
        </table:table-row>
      </table:table>
      <table:table table:name="Sheet8" table:style-name="ta10" table:print="false">
        <table:table-column table:style-name="co35" table:default-cell-style-name="Default"/>
        <table:table-column table:style-name="co36" table:number-columns-repeated="255" table:default-cell-style-name="Default"/>
        <table:table-row table:style-name="ro2">
          <table:table-cell table:number-columns-repeated="256"/>
        </table:table-row>
      </table:table>
      <table:table table:name="Sheet9" table:style-name="ta11" table:print="false">
        <table:table-column table:style-name="co35" table:default-cell-style-name="Default"/>
        <table:table-column table:style-name="co36" table:number-columns-repeated="255" table:default-cell-style-name="Default"/>
        <table:table-row table:style-name="ro2">
          <table:table-cell table:number-columns-repeated="256"/>
        </table:table-row>
      </table:table>
      <table:table table:name="Sheet10" table:style-name="ta12" table:print="false">
        <table:table-column table:style-name="co35" table:default-cell-style-name="Default"/>
        <table:table-column table:style-name="co36" table:number-columns-repeated="255" table:default-cell-style-name="Default"/>
        <table:table-row table:style-name="ro2">
          <table:table-cell table:number-columns-repeated="256"/>
        </table:table-row>
      </table:table>
      <table:table table:name="Sheet11" table:style-name="ta13" table:print="false">
        <table:table-column table:style-name="co35" table:default-cell-style-name="Default"/>
        <table:table-column table:style-name="co36" table:number-columns-repeated="255" table:default-cell-style-name="Default"/>
        <table:table-row table:style-name="ro2">
          <table:table-cell table:number-columns-repeated="256"/>
        </table:table-row>
      </table:table>
      <table:table table:name="Sheet12" table:style-name="ta14" table:print="false">
        <table:table-column table:style-name="co35" table:default-cell-style-name="Default"/>
        <table:table-column table:style-name="co36" table:number-columns-repeated="255" table:default-cell-style-name="Default"/>
        <table:table-row table:style-name="ro2">
          <table:table-cell table:number-columns-repeated="256"/>
        </table:table-row>
      </table:table>
      <table:table table:name="Sheet13" table:style-name="ta15" table:print="false">
        <table:table-column table:style-name="co35" table:default-cell-style-name="Default"/>
        <table:table-column table:style-name="co36" table:number-columns-repeated="255" table:default-cell-style-name="Default"/>
        <table:table-row table:style-name="ro2">
          <table:table-cell table:number-columns-repeated="256"/>
        </table:table-row>
      </table:table>
      <table:table table:name="Sheet14" table:style-name="ta16" table:print="false">
        <table:table-column table:style-name="co35" table:default-cell-style-name="Default"/>
        <table:table-column table:style-name="co36" table:number-columns-repeated="255" table:default-cell-style-name="Default"/>
        <table:table-row table:style-name="ro2">
          <table:table-cell table:number-columns-repeated="256"/>
        </table:table-row>
      </table:table>
      <table:table table:name="Sheet15" table:style-name="ta17" table:print="false">
        <table:table-column table:style-name="co35" table:default-cell-style-name="Default"/>
        <table:table-column table:style-name="co36" table:number-columns-repeated="255" table:default-cell-style-name="Default"/>
        <table:table-row table:style-name="ro2">
          <table:table-cell table:number-columns-repeated="256"/>
        </table:table-row>
      </table:table>
      <table:table table:name="Sheet16" table:style-name="ta18" table:print="false">
        <table:table-column table:style-name="co35" table:default-cell-style-name="Default"/>
        <table:table-column table:style-name="co36" table:number-columns-repeated="255" table:default-cell-style-name="Default"/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24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VD_20_original" style:display-name="PageStyle_DVD origin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VD_20_Časopisy" style:display-name="PageStyle_DVD Časopi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kumenty_20_-_20_originál" style:display-name="PageStyle_Dokumenty - originá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kumenty_20_-_20_časopisy" style:display-name="PageStyle_Dokumenty - časopi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uRay" style:display-name="PageStyle_BluR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VD_20_hudební" style:display-name="PageStyle_DVD hudební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VD_20_kopie" style:display-name="PageStyle_DVD kop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CD" style:display-name="PageStyle_VC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VD_20_domácí" style:display-name="PageStyle_DVD domácí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vX_20_DVD" style:display-name="PageStyle_DivX DV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7" style:display-name="PageStyle_Sheet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8" style:display-name="PageStyle_Sheet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9" style:display-name="PageStyle_Sheet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0" style:display-name="PageStyle_Sheet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1" style:display-name="PageStyle_Sheet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2" style:display-name="PageStyle_Sheet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3" style:display-name="PageStyle_Sheet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4" style:display-name="PageStyle_Sheet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5" style:display-name="PageStyle_Sheet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6" style:display-name="PageStyle_Sheet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2T04:48:52.584014807</dc:date>
    <meta:editing-duration>PT11M47S</meta:editing-duration>
    <meta:editing-cycles>3</meta:editing-cycles>
    <meta:generator>LibreOffice/5.0.6.2$Linux_X86_64 LibreOffice_project/00$Build-2</meta:generator>
    <meta:document-statistic meta:table-count="18" meta:cell-count="567" meta:object-count="0"/>
  </office:meta>
</office:document-meta>
</file>